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5cm" fo:min-width="4.3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28cm" fo:min-width="3.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4.58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9.229cm" fo:min-width="0.3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3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7.3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8.9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2.109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8.2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99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53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8.545cm"/>
      <style:paragraph-properties style:writing-mode="lr-tb"/>
    </style:style>
    <style:style style:name="gr21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2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23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text-properties fo:color="#c9211e"/>
    </style:style>
    <style:style style:name="P5" style:family="paragraph">
      <loext:graphic-properties draw:fill="none" draw:fill-color="#ffffff"/>
      <style:text-properties fo:color="#c9211e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c9211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 xml:id="id31" draw:id="id31">
          <draw:g>
            <draw:custom-shape draw:style-name="gr1" draw:text-style-name="P2" xml:id="id1" draw:id="id1" draw:layer="layout" svg:width="4.8cm" svg:height="2.2cm" svg:x="6.058cm" svg:y="48.3cm">
              <text:p text:style-name="P1">Timer T3.5</text:p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2" draw:id="id2" draw:layer="layout" svg:width="7.1cm" svg:height="3.059cm" svg:x="10.658cm" svg:y="52.441cm">
              <text:p text:style-name="P1">RX_STATE_INIT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frame draw:style-name="gr3" draw:text-style-name="P5" draw:layer="layout" svg:width="4.096cm" svg:height="0.962cm" svg:x="3.762cm" svg:y="51.7cm">
              <draw:text-box>
                <text:p text:style-name="P4"><text:span text:style-name="T1">T3.5 Expired</text:span></text:p>
              </draw:text-box>
            </draw:frame>
            <draw:connector draw:style-name="gr4" draw:text-style-name="P6" draw:layer="layout" svg:x1="8.458cm" svg:y1="50.5cm" svg:x2="10.658cm" svg:y2="53.971cm" draw:start-shape="id1" draw:start-glue-point="2" draw:end-shape="id2" draw:end-glue-point="5" svg:d="M8458 50500v3471h2200" svg:viewBox="0 0 2201 3472">
              <text:p/>
            </draw:connector>
            <draw:custom-shape draw:style-name="gr5" draw:text-style-name="P7" draw:layer="layout" svg:width="1.102cm" svg:height="5.1cm" svg:x="18.358cm" svg:y="51.4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6" draw:text-style-name="P8" draw:layer="layout" svg:width="10.014cm" svg:height="0.962cm" svg:x="20.009cm" svg:y="51.5cm">
              <draw:text-box>
                <text:p>Post Event : EvnTx = EV_READY</text:p>
              </draw:text-box>
            </draw:frame>
            <draw:frame draw:style-name="gr6" draw:text-style-name="P8" draw:layer="layout" svg:width="10.345cm" svg:height="0.962cm" svg:x="20.009cm" svg:y="53.3cm">
              <draw:text-box>
                <text:p>Disable T3.5 <text:s/>and <text:s/>Disable Tx &amp; Rx</text:p>
              </draw:text-box>
            </draw:frame>
            <draw:frame draw:style-name="gr6" draw:text-style-name="P8" draw:layer="layout" svg:width="8.926cm" svg:height="0.962cm" svg:x="20.009cm" svg:y="55.1cm">
              <draw:text-box>
                <text:p>ErcvState = RX_STATE_IDEL</text:p>
              </draw:text-box>
            </draw:frame>
            <draw:custom-shape draw:style-name="gr2" draw:text-style-name="P3" xml:id="id3" draw:id="id3" draw:layer="layout" svg:width="7.1cm" svg:height="3.059cm" svg:x="10.658cm" svg:y="58.2cm">
              <text:p text:style-name="P1">RX_STATE_RCVC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" draw:text-style-name="P7" draw:layer="layout" svg:width="1.102cm" svg:height="5.1cm" svg:x="18.358cm" svg:y="57.201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6" draw:text-style-name="P8" draw:layer="layout" svg:width="13.291cm" svg:height="0.962cm" svg:x="20.009cm" svg:y="57.301cm">
              <draw:text-box>
                <text:p>Post Event : EvnRx = EV_FRAME_RECIVED</text:p>
              </draw:text-box>
            </draw:frame>
            <draw:frame draw:style-name="gr6" draw:text-style-name="P8" draw:layer="layout" svg:width="10.344cm" svg:height="0.962cm" svg:x="20.009cm" svg:y="59.101cm">
              <draw:text-box>
                <text:p text:style-name="P9"><text:span text:style-name="T2">Disable T3.5 </text:span><text:s/>and <text:s/>Disable Tx &amp; Rx</text:p>
              </draw:text-box>
            </draw:frame>
            <draw:frame draw:style-name="gr6" draw:text-style-name="P8" draw:layer="layout" svg:width="9.1cm" svg:height="0.962cm" svg:x="20.009cm" svg:y="60.901cm">
              <draw:text-box>
                <text:p>eRcvState = RX_STATE_IDEL</text:p>
              </draw:text-box>
            </draw:frame>
            <draw:connector draw:style-name="gr4" draw:text-style-name="P6" draw:layer="layout" svg:x1="8.458cm" svg:y1="50.5cm" svg:x2="10.658cm" svg:y2="59.73cm" draw:start-shape="id1" draw:start-glue-point="2" draw:end-shape="id3" draw:end-glue-point="5" svg:d="M8458 50500v9230h2200" svg:viewBox="0 0 2201 9231">
              <text:p/>
            </draw:connector>
            <draw:custom-shape draw:style-name="gr2" draw:text-style-name="P3" xml:id="id4" draw:id="id4" draw:layer="layout" svg:width="7.1cm" svg:height="3.059cm" svg:x="10.658cm" svg:y="63.641cm">
              <text:p text:style-name="P1">OTHER STATE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" draw:text-style-name="P7" draw:layer="layout" svg:width="1.102cm" svg:height="5.1cm" svg:x="18.358cm" svg:y="62.802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6" draw:text-style-name="P8" draw:layer="layout" svg:width="4.223cm" svg:height="0.962cm" svg:x="20.009cm" svg:y="63.202cm">
              <draw:text-box>
                <text:p text:style-name="P9"><text:span text:style-name="T2">Disable T3.5 </text:span></text:p>
              </draw:text-box>
            </draw:frame>
            <draw:frame draw:style-name="gr6" draw:text-style-name="P8" draw:layer="layout" svg:width="8.926cm" svg:height="0.962cm" svg:x="20.009cm" svg:y="66.502cm">
              <draw:text-box>
                <text:p>ErcvState = RX_STATE_IDEL</text:p>
              </draw:text-box>
            </draw:frame>
            <draw:connector draw:style-name="gr4" draw:text-style-name="P6" draw:layer="layout" svg:x1="8.458cm" svg:y1="50.5cm" svg:x2="10.658cm" svg:y2="65.171cm" draw:start-shape="id1" draw:start-glue-point="2" draw:end-shape="id4" draw:end-glue-point="5" svg:d="M8458 50500v14671h2200" svg:viewBox="0 0 2201 14672">
              <text:p/>
            </draw:connector>
          </draw:g>
          <draw:frame draw:style-name="gr6" draw:text-style-name="P11" draw:layer="layout" svg:width="13.418cm" svg:height="0.962cm" svg:x="12.958cm" svg:y="48.9cm">
            <draw:text-box>
              <text:p text:style-name="P10"><text:span text:style-name="T3">NOTE: THE LOGIC IS PLACED IN A TIMER.</text:span></text:p>
            </draw:text-box>
          </draw:frame>
        </draw:g>
        <draw:g>
          <draw:g>
            <draw:custom-shape draw:style-name="gr1" draw:text-style-name="P2" xml:id="id5" draw:id="id5" draw:layer="layout" svg:width="4.8cm" svg:height="2.2cm" svg:x="51.553cm" svg:y="48.3cm">
              <text:p text:style-name="P1">Timer RSP</text:p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6" draw:id="id6" draw:layer="layout" svg:width="7.1cm" svg:height="3.059cm" svg:x="56.154cm" svg:y="53.041cm">
              <text:p text:style-name="P1">RX_STATE_IDLE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onnector draw:style-name="gr4" draw:text-style-name="P6" draw:layer="layout" svg:x1="53.953cm" svg:y1="50.5cm" svg:x2="56.154cm" svg:y2="54.571cm" draw:start-shape="id5" draw:start-glue-point="2" draw:end-shape="id6" draw:end-glue-point="5" svg:d="M53953 50500v4071h2201" svg:viewBox="0 0 2202 4072">
              <text:p/>
            </draw:connector>
            <draw:frame draw:style-name="gr7" draw:text-style-name="P5" draw:layer="layout" svg:width="4.6cm" svg:height="1.673cm" svg:x="49.253cm" svg:y="51.527cm">
              <draw:text-box>
                <text:p text:style-name="P4"><text:span text:style-name="T1">RSP Expired</text:span></text:p>
              </draw:text-box>
            </draw:frame>
            <draw:custom-shape draw:style-name="gr5" draw:text-style-name="P7" draw:layer="layout" svg:width="1.102cm" svg:height="5.1cm" svg:x="63.853cm" svg:y="52.1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6" draw:text-style-name="P8" draw:layer="layout" svg:width="11.111cm" svg:height="0.962cm" svg:x="65.504cm" svg:y="52.2cm">
              <draw:text-box>
                <text:p>Post Event : EvnRx = EV_TIME_OUT</text:p>
              </draw:text-box>
            </draw:frame>
            <draw:frame draw:style-name="gr6" draw:text-style-name="P8" draw:layer="layout" svg:width="10.378cm" svg:height="0.962cm" svg:x="65.504cm" svg:y="56.1cm">
              <draw:text-box>
                <text:p text:style-name="P9"><text:span text:style-name="T2">Disable RSP </text:span><text:s/>and <text:s/>Disable Tx &amp; Rx</text:p>
              </draw:text-box>
            </draw:frame>
            <draw:custom-shape draw:style-name="gr2" draw:text-style-name="P3" xml:id="id7" draw:id="id7" draw:layer="layout" svg:width="7.1cm" svg:height="3.059cm" svg:x="56.154cm" svg:y="58.641cm">
              <text:p text:style-name="P1">OTHER STATE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frame draw:style-name="gr6" draw:text-style-name="P8" draw:layer="layout" svg:width="4.257cm" svg:height="0.962cm" svg:x="65.504cm" svg:y="59.738cm">
              <draw:text-box>
                <text:p text:style-name="P9"><text:span text:style-name="T2">Disable RSP </text:span></text:p>
              </draw:text-box>
            </draw:frame>
            <draw:line draw:style-name="gr4" draw:text-style-name="P6" draw:layer="layout" svg:x1="63.253cm" svg:y1="60.2cm" svg:x2="65.453cm" svg:y2="60.2cm">
              <text:p/>
            </draw:line>
            <draw:connector draw:style-name="gr4" draw:text-style-name="P6" draw:layer="layout" svg:x1="53.953cm" svg:y1="50.5cm" svg:x2="56.154cm" svg:y2="60.171cm" draw:start-shape="id5" draw:start-glue-point="2" draw:end-shape="id7" draw:end-glue-point="5" svg:d="M53953 50500v9671h2201" svg:viewBox="0 0 2202 9672">
              <text:p/>
            </draw:connector>
          </draw:g>
          <draw:frame draw:style-name="gr6" draw:text-style-name="P11" draw:layer="layout" svg:width="13.418cm" svg:height="0.962cm" svg:x="58.453cm" svg:y="48.8cm">
            <draw:text-box>
              <text:p text:style-name="P10"><text:span text:style-name="T3">NOTE: THE LOGIC IS PLACED IN A TIMER.</text:span></text:p>
            </draw:text-box>
          </draw:frame>
        </draw:g>
        <draw:g xml:id="id32" draw:id="id32">
          <draw:custom-shape draw:style-name="gr1" draw:text-style-name="P2" xml:id="id8" draw:id="id8" draw:layer="layout" svg:width="4.8cm" svg:height="2.2cm" svg:x="159.651cm" svg:y="48.3cm">
            <text:p text:style-name="P1">RCV FSM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9" draw:id="id9" draw:layer="layout" svg:width="7.1cm" svg:height="3.059cm" svg:x="164.251cm" svg:y="52.441cm">
            <text:p text:style-name="P1">RX_STATE_INIT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7" draw:text-style-name="P5" draw:layer="layout" svg:width="7.058cm" svg:height="1.673cm" svg:x="154.893cm" svg:y="51.7cm">
            <draw:text-box>
              <text:p text:style-name="P4"><text:span text:style-name="T1">Rx VECTOR OCCUR</text:span></text:p>
            </draw:text-box>
          </draw:frame>
          <draw:connector draw:style-name="gr4" draw:text-style-name="P6" draw:layer="layout" svg:x1="162.051cm" svg:y1="50.5cm" svg:x2="164.251cm" svg:y2="53.971cm" draw:start-shape="id8" draw:start-glue-point="2" draw:end-shape="id9" draw:end-glue-point="5" svg:d="M162051 50500v3471h2200" svg:viewBox="0 0 2201 3472">
            <text:p/>
          </draw:connector>
          <draw:frame draw:style-name="gr6" draw:text-style-name="P8" draw:layer="layout" svg:width="12.575cm" svg:height="0.962cm" svg:x="173.602cm" svg:y="53.5cm">
            <draw:text-box>
              <text:p>Enable T3.5 <text:s/>and <text:s/>read but discard Rx char</text:p>
            </draw:text-box>
          </draw:frame>
          <draw:custom-shape draw:style-name="gr2" draw:text-style-name="P3" xml:id="id10" draw:id="id10" draw:layer="layout" svg:width="7.1cm" svg:height="3.059cm" svg:x="164.251cm" svg:y="58.2cm">
            <text:p text:style-name="P1">RX_STATE_IDLE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7" draw:layer="layout" svg:width="1.102cm" svg:height="5.1cm" svg:x="171.951cm" svg:y="57.201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" draw:text-style-name="P8" draw:layer="layout" svg:width="11.801cm" svg:height="0.962cm" svg:x="173.602cm" svg:y="57.301cm">
            <draw:text-box>
              <text:p>Get ONLY ONE char from frame index 0</text:p>
            </draw:text-box>
          </draw:frame>
          <draw:frame draw:style-name="gr6" draw:text-style-name="P8" draw:layer="layout" svg:width="9.121cm" svg:height="0.962cm" svg:x="173.602cm" svg:y="59.101cm">
            <draw:text-box>
              <text:p text:style-name="P9"><text:span text:style-name="T2">Enable T3.5 </text:span><text:s/>and <text:s/>Enable RSP</text:p>
            </draw:text-box>
          </draw:frame>
          <draw:frame draw:style-name="gr6" draw:text-style-name="P8" draw:layer="layout" svg:width="9.485cm" svg:height="0.962cm" svg:x="173.602cm" svg:y="60.901cm">
            <draw:text-box>
              <text:p>eRcvState = RX_STATE_RCVC</text:p>
            </draw:text-box>
          </draw:frame>
          <draw:connector draw:style-name="gr4" draw:text-style-name="P6" draw:layer="layout" svg:x1="162.051cm" svg:y1="50.5cm" svg:x2="164.251cm" svg:y2="59.73cm" draw:start-shape="id8" draw:start-glue-point="2" draw:end-shape="id10" draw:end-glue-point="5" svg:d="M162051 50500v9230h2200" svg:viewBox="0 0 2201 9231">
            <text:p/>
          </draw:connector>
          <draw:custom-shape draw:style-name="gr2" draw:text-style-name="P3" xml:id="id11" draw:id="id11" draw:layer="layout" svg:width="7.1cm" svg:height="3.059cm" svg:x="164.251cm" svg:y="74.341cm">
            <text:p text:style-name="P1">OTHER STATE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6" draw:layer="layout" svg:x1="162.051cm" svg:y1="50.5cm" svg:x2="164.251cm" svg:y2="75.871cm" draw:start-shape="id8" draw:start-glue-point="2" draw:end-shape="id11" draw:end-glue-point="5" svg:d="M162051 50500v25371h2200" svg:viewBox="0 0 2201 25372">
            <text:p/>
          </draw:connector>
          <draw:frame draw:style-name="gr6" draw:text-style-name="P11" draw:layer="layout" svg:width="19.616cm" svg:height="0.962cm" svg:x="166.893cm" svg:y="48.9cm">
            <draw:text-box>
              <text:p text:style-name="P10"><text:span text:style-name="T3">NOTE: THE LOGIC IS PLACED IN A Rx IE VECTOR (OR OTHER)</text:span></text:p>
            </draw:text-box>
          </draw:frame>
          <draw:line draw:style-name="gr4" draw:text-style-name="P6" draw:layer="layout" svg:x1="171.393cm" svg:y1="54cm" svg:x2="173.593cm" svg:y2="54cm">
            <text:p/>
          </draw:line>
          <draw:custom-shape draw:style-name="gr2" draw:text-style-name="P3" xml:id="id12" draw:id="id12" draw:layer="layout" svg:width="7.1cm" svg:height="3.059cm" svg:x="164.251cm" svg:y="63.801cm">
            <text:p text:style-name="P1">RX_STATE_RCVC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7" draw:layer="layout" svg:width="1.102cm" svg:height="5.1cm" svg:x="171.951cm" svg:y="62.802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7" draw:text-style-name="P8" draw:layer="layout" svg:width="6.291cm" svg:height="1.673cm" svg:x="173.602cm" svg:y="62.602cm">
            <draw:text-box>
              <text:p>Get FULL frame</text:p>
            </draw:text-box>
          </draw:frame>
          <draw:frame draw:style-name="gr6" draw:text-style-name="P8" draw:layer="layout" svg:width="3.906cm" svg:height="0.962cm" svg:x="173.602cm" svg:y="64.702cm">
            <draw:text-box>
              <text:p text:style-name="P9"><text:span text:style-name="T2">Enable T3.5</text:span></text:p>
            </draw:text-box>
          </draw:frame>
          <draw:frame draw:style-name="gr6" draw:text-style-name="P8" draw:layer="layout" svg:width="16.598cm" svg:height="0.962cm" svg:x="173.602cm" svg:y="66.502cm">
            <draw:text-box>
              <text:p>eRcvState = RX_STATE_ERR, <text:span text:style-name="T1">IF frame index &gt; MaxSize</text:span></text:p>
            </draw:text-box>
          </draw:frame>
          <draw:connector draw:style-name="gr4" draw:text-style-name="P6" draw:layer="layout" svg:x1="162.051cm" svg:y1="50.5cm" svg:x2="164.251cm" svg:y2="65.331cm" draw:start-shape="id8" draw:start-glue-point="2" draw:end-shape="id12" draw:end-glue-point="5" svg:d="M162051 50500v14831h2200" svg:viewBox="0 0 2201 14832">
            <text:p/>
          </draw:connector>
          <draw:frame draw:style-name="gr6" draw:text-style-name="P8" draw:layer="layout" svg:width="3.563cm" svg:height="0.962cm" svg:x="173.602cm" svg:y="75.4cm">
            <draw:text-box>
              <text:p>Do nothing</text:p>
            </draw:text-box>
          </draw:frame>
          <draw:line draw:style-name="gr4" draw:text-style-name="P6" draw:layer="layout" svg:x1="171.393cm" svg:y1="75.9cm" svg:x2="173.593cm" svg:y2="75.9cm">
            <text:p/>
          </draw:line>
          <draw:custom-shape draw:style-name="gr2" draw:text-style-name="P3" xml:id="id13" draw:id="id13" draw:layer="layout" svg:width="7.1cm" svg:height="3.059cm" svg:x="164.252cm" svg:y="69.101cm">
            <text:p text:style-name="P1">RX_STATE_RCVC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8" draw:text-style-name="P12" draw:layer="layout" svg:width="7.491cm" svg:height="1.673cm" svg:x="173.602cm" svg:y="70.1cm">
            <draw:text-box>
              <text:p text:style-name="P9"><text:span text:style-name="T2">Enable T3.5</text:span></text:p>
            </draw:text-box>
          </draw:frame>
          <draw:line draw:style-name="gr4" draw:text-style-name="P6" draw:layer="layout" svg:x1="171.393cm" svg:y1="70.6cm" svg:x2="173.593cm" svg:y2="70.6cm">
            <text:p/>
          </draw:line>
          <draw:connector draw:style-name="gr4" draw:text-style-name="P6" draw:layer="layout" svg:x1="162.051cm" svg:y1="50.5cm" svg:x2="164.252cm" svg:y2="70.631cm" draw:start-shape="id8" draw:start-glue-point="2" draw:end-shape="id13" draw:end-glue-point="5" svg:d="M162051 50500v20131h2201" svg:viewBox="0 0 2202 20132">
            <text:p/>
          </draw:connector>
        </draw:g>
        <draw:g xml:id="id35" draw:id="id35">
          <draw:custom-shape draw:style-name="gr1" draw:text-style-name="P2" xml:id="id14" draw:id="id14" draw:layer="layout" svg:width="4.8cm" svg:height="2.2cm" svg:x="97.325cm" svg:y="48.3cm">
            <text:p text:style-name="P1">SND FSM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15" draw:id="id15" draw:layer="layout" svg:width="7.1cm" svg:height="3.059cm" svg:x="101.925cm" svg:y="52.441cm">
            <text:p text:style-name="P1">TX_STATE_IDLE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7" draw:text-style-name="P5" draw:layer="layout" svg:width="7.058cm" svg:height="1.673cm" svg:x="92.567cm" svg:y="51.7cm">
            <draw:text-box>
              <text:p text:style-name="P4"><text:span text:style-name="T1">Tx VECTOR OCCUR</text:span></text:p>
            </draw:text-box>
          </draw:frame>
          <draw:connector draw:style-name="gr4" draw:text-style-name="P6" draw:layer="layout" svg:x1="99.725cm" svg:y1="50.5cm" svg:x2="101.925cm" svg:y2="53.971cm" draw:start-shape="id14" draw:start-glue-point="2" draw:end-shape="id15" draw:end-glue-point="5" svg:d="M99725 50500v3471h2200" svg:viewBox="0 0 2201 3472">
            <text:p/>
          </draw:connector>
          <draw:frame draw:style-name="gr6" draw:text-style-name="P8" draw:layer="layout" svg:width="3.563cm" svg:height="0.962cm" svg:x="111.276cm" svg:y="53.5cm">
            <draw:text-box>
              <text:p>Do nothing</text:p>
            </draw:text-box>
          </draw:frame>
          <draw:custom-shape draw:style-name="gr2" draw:text-style-name="P3" xml:id="id16" draw:id="id16" draw:layer="layout" svg:width="7.1cm" svg:height="3.059cm" svg:x="101.925cm" svg:y="60.7cm">
            <text:p text:style-name="P1">TX_STATE_SNDC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7" draw:layer="layout" svg:width="2.333cm" svg:height="9.999cm" svg:x="109.01cm" svg:y="57.201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" draw:text-style-name="P8" draw:layer="layout" svg:width="4.977cm" svg:height="0.962cm" svg:x="111.276cm" svg:y="57.301cm">
            <draw:text-box>
              <text:p>Send Full frame</text:p>
            </draw:text-box>
          </draw:frame>
          <draw:connector draw:style-name="gr4" draw:text-style-name="P6" draw:layer="layout" svg:x1="99.725cm" svg:y1="50.5cm" svg:x2="101.925cm" svg:y2="62.23cm" draw:start-shape="id14" draw:start-glue-point="2" draw:end-shape="id16" draw:end-glue-point="5" svg:d="M99725 50500v11730h2200" svg:viewBox="0 0 2201 11731">
            <text:p/>
          </draw:connector>
          <draw:custom-shape draw:style-name="gr2" draw:text-style-name="P3" xml:id="id17" draw:id="id17" draw:layer="layout" svg:width="7.1cm" svg:height="3.059cm" svg:x="101.925cm" svg:y="69.141cm">
            <text:p text:style-name="P1">OTHER STATE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6" draw:layer="layout" svg:x1="99.725cm" svg:y1="50.5cm" svg:x2="101.925cm" svg:y2="70.671cm" draw:start-shape="id14" draw:start-glue-point="2" draw:end-shape="id17" draw:end-glue-point="5" svg:d="M99725 50500v20171h2200" svg:viewBox="0 0 2201 20172">
            <text:p/>
          </draw:connector>
          <draw:frame draw:style-name="gr6" draw:text-style-name="P11" draw:layer="layout" svg:width="19.548cm" svg:height="0.962cm" svg:x="104.567cm" svg:y="48.9cm">
            <draw:text-box>
              <text:p text:style-name="P10"><text:span text:style-name="T3">NOTE: THE LOGIC IS PLACED IN A Tx IE VECTOR (OR OTHER)</text:span></text:p>
            </draw:text-box>
          </draw:frame>
          <draw:line draw:style-name="gr4" draw:text-style-name="P6" draw:layer="layout" svg:x1="109.067cm" svg:y1="54cm" svg:x2="111.267cm" svg:y2="54cm">
            <text:p/>
          </draw:line>
          <draw:frame draw:style-name="gr6" draw:text-style-name="P8" draw:layer="layout" svg:width="3.563cm" svg:height="0.962cm" svg:x="111.276cm" svg:y="70.2cm">
            <draw:text-box>
              <text:p>Do nothing</text:p>
            </draw:text-box>
          </draw:frame>
          <draw:line draw:style-name="gr4" draw:text-style-name="P6" draw:layer="layout" svg:x1="109.067cm" svg:y1="70.7cm" svg:x2="111.267cm" svg:y2="70.7cm">
            <text:p/>
          </draw:line>
          <draw:frame draw:style-name="gr6" draw:text-style-name="P5" draw:layer="layout" svg:width="13.367cm" svg:height="0.962cm" svg:x="111.277cm" svg:y="60.401cm">
            <draw:text-box>
              <text:p text:style-name="P4"><text:span text:style-name="T4">IF Frame has been sent AND</text:span><text:span text:style-name="T1"> is not broadcast</text:span></text:p>
            </draw:text-box>
          </draw:frame>
          <draw:custom-shape draw:style-name="gr5" draw:text-style-name="P7" draw:layer="layout" svg:width="1.102cm" svg:height="5.1cm" svg:x="124.726cm" svg:y="58.202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" draw:text-style-name="P8" draw:layer="layout" svg:width="12.673cm" svg:height="0.962cm" svg:x="126.267cm" svg:y="58.301cm">
            <draw:text-box>
              <text:p>Enable Rx and Disable Tx and Enable RSP</text:p>
            </draw:text-box>
          </draw:frame>
          <draw:frame draw:style-name="gr6" draw:text-style-name="P8" draw:layer="layout" svg:width="9.053cm" svg:height="0.962cm" svg:x="126.268cm" svg:y="62.2cm">
            <draw:text-box>
              <text:p>eSndState = TX_STATE_IDLE</text:p>
            </draw:text-box>
          </draw:frame>
          <draw:frame draw:style-name="gr6" draw:text-style-name="P5" draw:layer="layout" svg:width="13.376cm" svg:height="0.962cm" svg:x="111.278cm" svg:y="65.801cm">
            <draw:text-box>
              <text:p text:style-name="P4"><text:span text:style-name="T4">IF Frame has been sent AND</text:span><text:span text:style-name="T1"> is <text:s text:c="6"/>broadcast</text:span></text:p>
            </draw:text-box>
          </draw:frame>
          <draw:custom-shape draw:style-name="gr5" draw:text-style-name="P7" draw:layer="layout" svg:width="1.102cm" svg:height="5.1cm" svg:x="124.727cm" svg:y="63.90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" draw:text-style-name="P8" draw:layer="layout" svg:width="7.953cm" svg:height="0.962cm" svg:x="126.268cm" svg:y="64.201cm">
            <draw:text-box>
              <text:p>Disable Rx and Disable Tx</text:p>
            </draw:text-box>
          </draw:frame>
          <draw:frame draw:style-name="gr6" draw:text-style-name="P8" draw:layer="layout" svg:width="9.053cm" svg:height="0.962cm" svg:x="126.269cm" svg:y="67.8cm">
            <draw:text-box>
              <text:p>eSndState = TX_STATE_IDLE</text:p>
            </draw:text-box>
          </draw:frame>
        </draw:g>
        <draw:g xml:id="id33" draw:id="id33">
          <draw:custom-shape draw:style-name="gr1" draw:text-style-name="P2" xml:id="id18" draw:id="id18" draw:layer="layout" svg:width="4.8cm" svg:height="2.2cm" svg:x="121.461cm" svg:y="2.9cm">
            <text:p text:style-name="P1">Modbcd<text:span text:style-name="T3"> SE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19" draw:id="id19" draw:layer="layout" svg:width="7.1cm" svg:height="3.059cm" svg:x="126.061cm" svg:y="7.041cm">
            <text:p text:style-name="P1">Tx Event Accept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frame draw:style-name="gr10" draw:text-style-name="P5" draw:layer="layout" svg:width="4.096cm" svg:height="0.962cm" svg:x="119.165cm" svg:y="6.3cm">
            <draw:text-box>
              <text:p text:style-name="P4"><text:span text:style-name="T1">User call</text:span></text:p>
            </draw:text-box>
          </draw:frame>
          <draw:connector draw:style-name="gr4" draw:text-style-name="P6" draw:layer="layout" svg:x1="123.861cm" svg:y1="5.1cm" svg:x2="126.061cm" svg:y2="8.571cm" draw:start-shape="id18" draw:start-glue-point="2" draw:end-shape="id19" draw:end-glue-point="5" svg:d="M123861 5100v3471h2200" svg:viewBox="0 0 2201 3472">
            <text:p/>
          </draw:connector>
          <draw:custom-shape draw:style-name="gr5" draw:text-style-name="P7" draw:layer="layout" svg:width="1.102cm" svg:height="5.1cm" svg:x="133.761cm" svg:y="6cm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1" draw:text-style-name="P8" draw:layer="layout" svg:width="3.884cm" svg:height="0.962cm" svg:x="135.412cm" svg:y="6.2cm">
            <draw:text-box>
              <text:p>Load frame </text:p>
            </draw:text-box>
          </draw:frame>
          <draw:frame draw:style-name="gr12" draw:text-style-name="P8" draw:layer="layout" svg:width="7.813cm" svg:height="0.962cm" svg:x="135.412cm" svg:y="8cm">
            <draw:text-box>
              <text:p>Disable Rx and Enable Tx</text:p>
            </draw:text-box>
          </draw:frame>
          <draw:frame draw:style-name="gr13" draw:text-style-name="P8" draw:layer="layout" svg:width="9.439cm" svg:height="0.962cm" svg:x="135.412cm" svg:y="9.8cm">
            <draw:text-box>
              <text:p>eSndState = TX_STATE_SNDC</text:p>
            </draw:text-box>
          </draw:frame>
        </draw:g>
        <draw:g xml:id="id34" draw:id="id34">
          <draw:custom-shape draw:style-name="gr1" draw:text-style-name="P2" xml:id="id20" draw:id="id20" draw:layer="layout" svg:width="4.8cm" svg:height="2.2cm" svg:x="157.696cm" svg:y="2.9cm">
            <text:p text:style-name="P1">Modbcd<text:span text:style-name="T3"> RECV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21" draw:id="id21" draw:layer="layout" svg:width="7.1cm" svg:height="3.059cm" svg:x="162.296cm" svg:y="7.041cm">
            <text:p text:style-name="P1">Rx Event Accept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3" draw:text-style-name="P5" draw:layer="layout" svg:width="4.096cm" svg:height="0.962cm" svg:x="155.4cm" svg:y="6.3cm">
            <draw:text-box>
              <text:p text:style-name="P4"><text:span text:style-name="T1">User call</text:span></text:p>
            </draw:text-box>
          </draw:frame>
          <draw:connector draw:style-name="gr4" draw:text-style-name="P6" draw:layer="layout" svg:x1="160.096cm" svg:y1="5.1cm" svg:x2="162.296cm" svg:y2="8.571cm" draw:start-shape="id20" draw:start-glue-point="2" draw:end-shape="id21" draw:end-glue-point="5" svg:d="M160096 5100v3471h2200" svg:viewBox="0 0 2201 3472">
            <text:p/>
          </draw:connector>
          <draw:custom-shape draw:style-name="gr2" draw:text-style-name="P3" xml:id="id22" draw:id="id22" draw:layer="layout" svg:width="7.1cm" svg:height="3.059cm" svg:x="169.3cm" svg:y="12.34cm">
            <text:p text:style-name="P1">EV_TIME_OUT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6" draw:text-style-name="P8" draw:layer="layout" svg:width="10.014cm" svg:height="0.962cm" svg:x="178.2cm" svg:y="13.437cm">
            <draw:text-box>
              <text:p text:style-name="P9">Post Event : EvnTx = EV_READY</text:p>
            </draw:text-box>
          </draw:frame>
          <draw:custom-shape draw:style-name="gr5" draw:text-style-name="P7" draw:layer="layout" svg:width="1.102cm" svg:height="5.1cm" svg:x="176.998cm" svg:y="16.099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" draw:text-style-name="P3" xml:id="id23" draw:id="id23" draw:layer="layout" svg:width="7.1cm" svg:height="3.059cm" svg:x="169.3cm" svg:y="17.099cm">
            <text:p text:style-name="P1">EV_FRAME_RCVED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6" draw:layer="layout" svg:x1="176.4cm" svg:y1="13.899cm" svg:x2="178.3cm" svg:y2="13.899cm">
            <text:p/>
          </draw:line>
          <draw:frame draw:style-name="gr6" draw:text-style-name="P8" draw:layer="layout" svg:width="10.501cm" svg:height="0.962cm" svg:x="178.2cm" svg:y="16.337cm">
            <draw:text-box>
              <text:p>Check frame and return buff to user</text:p>
            </draw:text-box>
          </draw:frame>
          <draw:frame draw:style-name="gr6" draw:text-style-name="P8" draw:layer="layout" svg:width="10.014cm" svg:height="0.962cm" svg:x="178.2cm" svg:y="20.037cm">
            <draw:text-box>
              <text:p text:style-name="P9">Post Event : EvnTx = EV_READY</text:p>
            </draw:text-box>
          </draw:frame>
          <draw:connector draw:style-name="gr4" draw:text-style-name="P6" draw:layer="layout" svg:x1="165.846cm" svg:y1="10.1cm" svg:x2="169.3cm" svg:y2="13.87cm" draw:start-shape="id21" draw:start-glue-point="6" draw:end-shape="id22" draw:end-glue-point="5" svg:d="M165846 10100v3770h3454" svg:viewBox="0 0 3455 3771">
            <text:p/>
          </draw:connector>
          <draw:connector draw:style-name="gr4" draw:text-style-name="P6" draw:layer="layout" svg:x1="165.846cm" svg:y1="10.1cm" svg:x2="169.3cm" svg:y2="18.629cm" draw:start-shape="id21" draw:start-glue-point="6" draw:end-shape="id23" draw:end-glue-point="5" svg:d="M165846 10100v8529h3454" svg:viewBox="0 0 3455 8530">
            <text:p/>
          </draw:connector>
        </draw:g>
        <draw:g>
          <draw:custom-shape draw:style-name="gr1" draw:text-style-name="P2" xml:id="id24" draw:id="id24" draw:layer="layout" svg:width="4.8cm" svg:height="2.2cm" svg:x="86.925cm" svg:y="2.9cm">
            <text:p text:style-name="P1">Modbcd<text:span text:style-name="T3"> RE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5" draw:layer="layout" svg:width="4.096cm" svg:height="0.962cm" svg:x="84.629cm" svg:y="6.3cm">
            <draw:text-box>
              <text:p text:style-name="P4"><text:span text:style-name="T1">User call</text:span></text:p>
            </draw:text-box>
          </draw:frame>
          <draw:connector draw:style-name="gr4" draw:text-style-name="P6" draw:layer="layout" svg:x1="89.325cm" svg:y1="5.1cm" svg:x2="92.225cm" svg:y2="8.65cm" draw:start-shape="id24" draw:start-glue-point="2" draw:end-shape="id25" draw:end-glue-point="5" svg:d="M89325 5100v3550h2900" svg:viewBox="0 0 2901 3551">
            <text:p/>
          </draw:connector>
          <draw:custom-shape draw:style-name="gr5" draw:text-style-name="P7" xml:id="id25" draw:id="id25" draw:layer="layout" svg:width="1.102cm" svg:height="5.1cm" svg:x="92.225cm" svg:y="6.1cm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4" draw:text-style-name="P8" draw:layer="layout" svg:width="12.609cm" svg:height="0.962cm" svg:x="93.876cm" svg:y="6.3cm">
            <draw:text-box>
              <text:p>Call Modbcd Enable and Disable Functions</text:p>
            </draw:text-box>
          </draw:frame>
          <draw:frame draw:style-name="gr15" draw:text-style-name="P12" draw:layer="layout" svg:width="14.739cm" svg:height="1.673cm" svg:x="93.876cm" svg:y="10.3cm">
            <draw:text-box>
              <text:p text:style-name="P9">Post Event : EvnRx = EV_RESET</text:p>
            </draw:text-box>
          </draw:frame>
        </draw:g>
        <draw:g xml:id="id30" draw:id="id30">
          <draw:frame draw:style-name="gr16" draw:text-style-name="P12" draw:layer="layout" svg:width="14.739cm" svg:height="1.673cm" svg:x="30.697cm" svg:y="10.3cm">
            <draw:text-box>
              <text:p text:style-name="P9">Enable T3.5</text:p>
            </draw:text-box>
          </draw:frame>
          <draw:g>
            <draw:custom-shape draw:style-name="gr1" draw:text-style-name="P2" xml:id="id26" draw:id="id26" draw:layer="layout" svg:width="4.8cm" svg:height="2.2cm" svg:x="23.946cm" svg:y="2.9cm">
              <text:p text:style-name="P1">Modbcd<text:span text:style-name="T3"> ENABL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0" draw:text-style-name="P5" draw:layer="layout" svg:width="4.096cm" svg:height="0.962cm" svg:x="21.65cm" svg:y="6.3cm">
              <draw:text-box>
                <text:p text:style-name="P4"><text:span text:style-name="T1">User call</text:span></text:p>
              </draw:text-box>
            </draw:frame>
            <draw:connector draw:style-name="gr4" draw:text-style-name="P6" draw:layer="layout" svg:x1="26.346cm" svg:y1="5.1cm" svg:x2="29.246cm" svg:y2="8.65cm" draw:start-shape="id26" draw:start-glue-point="2" draw:end-shape="id27" draw:end-glue-point="5" svg:d="M26346 5100v3550h2900" svg:viewBox="0 0 2901 3551">
              <text:p/>
            </draw:connector>
            <draw:custom-shape draw:style-name="gr5" draw:text-style-name="P7" xml:id="id27" draw:id="id27" draw:layer="layout" svg:width="1.102cm" svg:height="5.1cm" svg:x="29.246cm" svg:y="6.1cm">
              <text:p/>
  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7" draw:text-style-name="P8" draw:layer="layout" svg:width="8.719cm" svg:height="0.962cm" svg:x="30.697cm" svg:y="6.3cm">
              <draw:text-box>
                <text:p>ErcvState = RX_STATE_INIT</text:p>
              </draw:text-box>
            </draw:frame>
            <draw:frame draw:style-name="gr18" draw:text-style-name="P8" draw:layer="layout" svg:width="7.495cm" svg:height="0.962cm" svg:x="30.697cm" svg:y="8.3cm">
              <draw:text-box>
                <text:p>Enable Rx and Diable Tx</text:p>
              </draw:text-box>
            </draw:frame>
          </draw:g>
        </draw:g>
        <draw:g>
          <draw:custom-shape draw:style-name="gr1" draw:text-style-name="P2" xml:id="id28" draw:id="id28" draw:layer="layout" svg:width="4.8cm" svg:height="2.2cm" svg:x="58.282cm" svg:y="2.9cm">
            <text:p text:style-name="P1">Modbcd<text:span text:style-name="T3"> DIS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5" draw:layer="layout" svg:width="4.096cm" svg:height="0.962cm" svg:x="55.986cm" svg:y="6.3cm">
            <draw:text-box>
              <text:p text:style-name="P4"><text:span text:style-name="T1">User call</text:span></text:p>
            </draw:text-box>
          </draw:frame>
          <draw:connector draw:style-name="gr4" draw:text-style-name="P6" draw:layer="layout" svg:x1="60.682cm" svg:y1="5.1cm" svg:x2="63.582cm" svg:y2="8.65cm" draw:start-shape="id28" draw:start-glue-point="2" draw:end-shape="id29" draw:end-glue-point="5" svg:d="M60682 5100v3550h2900" svg:viewBox="0 0 2901 3551">
            <text:p/>
          </draw:connector>
          <draw:custom-shape draw:style-name="gr5" draw:text-style-name="P7" xml:id="id29" draw:id="id29" draw:layer="layout" svg:width="1.102cm" svg:height="5.1cm" svg:x="63.582cm" svg:y="6.1cm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9" draw:text-style-name="P8" draw:layer="layout" svg:width="5.036cm" svg:height="0.962cm" svg:x="65.033cm" svg:y="6.3cm">
            <draw:text-box>
              <text:p>Disable Tx &amp; Rx</text:p>
            </draw:text-box>
          </draw:frame>
          <draw:frame draw:style-name="gr20" draw:text-style-name="P8" draw:layer="layout" svg:width="9.045cm" svg:height="0.962cm" svg:x="65.033cm" svg:y="10.1cm">
            <draw:text-box>
              <text:p>Disable T3.5 and Disable RSP</text:p>
            </draw:text-box>
          </draw:frame>
        </draw:g>
        <draw:g>
          <draw:custom-shape draw:style-name="gr1" draw:text-style-name="P2" draw:layer="layout" svg:width="4.8cm" svg:height="2.2cm" svg:x="3cm" svg:y="2.9cm">
            <text:p text:style-name="P1">Modbcd <text:span text:style-name="T3">INIT</text:span>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7.8cm" svg:y1="4cm" svg:x2="11.1cm" svg:y2="4cm">
            <text:p/>
          </draw:line>
          <draw:frame draw:style-name="gr6" draw:text-style-name="P5" draw:layer="layout" svg:width="2.966cm" svg:height="0.962cm" svg:x="7.934cm" svg:y="4.3cm">
            <draw:text-box>
              <text:p text:style-name="P4">User call</text:p>
            </draw:text-box>
          </draw:frame>
        </draw:g>
        <draw:connector draw:style-name="gr21" draw:text-style-name="P6" draw:layer="layout" draw:type="curve" svg:x1="21.65cm" svg:y1="7.436cm" svg:x2="18.531cm" svg:y2="48.3cm" draw:start-shape="id30" draw:start-glue-point="3" draw:end-shape="id31" draw:end-glue-point="0" svg:d="M21650 7436c-2080 0-3119 13621-3119 40864" svg:viewBox="0 0 3120 40865">
          <text:p/>
        </draw:connector>
        <draw:connector draw:style-name="gr21" draw:text-style-name="P6" draw:layer="layout" draw:type="curve" svg:x1="45.436cm" svg:y1="7.436cm" svg:x2="154.893cm" svg:y2="62.85cm" draw:start-shape="id30" draw:start-glue-point="1" draw:end-shape="id32" draw:end-glue-point="3" svg:d="M45436 7436c82093 0 27365 55414 109457 55414" svg:viewBox="0 0 109458 55415">
          <text:p/>
        </draw:connector>
        <draw:connector draw:style-name="gr21" draw:text-style-name="P6" draw:layer="layout" draw:type="curve" svg:x1="33.3cm" svg:y1="58.101cm" svg:x2="154.893cm" svg:y2="62.85cm" draw:start-shape="id31" draw:start-glue-point="1" draw:end-shape="id32" svg:d="M33300 58101c91195 0 30399 4749 121593 4749" svg:viewBox="0 0 121594 4750">
          <text:p/>
        </draw:connector>
        <draw:connector draw:style-name="gr22" draw:text-style-name="P6" draw:layer="layout" draw:type="curve" svg:x1="18.531cm" svg:y1="48.3cm" svg:x2="119.165cm" svg:y2="7cm" draw:start-shape="id31" draw:start-glue-point="0" draw:end-shape="id33" draw:end-glue-point="3" svg:d="M18531 48300c0-27534 33544-41300 100634-41300" svg:viewBox="0 0 100635 41301">
          <text:p/>
        </draw:connector>
        <draw:connector draw:style-name="gr22" draw:text-style-name="P6" draw:layer="layout" draw:type="curve" svg:x1="18.531cm" svg:y1="48.3cm" svg:x2="155.4cm" svg:y2="12.049cm" draw:start-shape="id31" draw:start-glue-point="0" draw:end-shape="id34" draw:end-glue-point="3" svg:d="M18531 48300c0-24168 45623-36251 136869-36251" svg:viewBox="0 0 136870 36252">
          <text:p/>
        </draw:connector>
        <draw:connector draw:style-name="gr23" draw:text-style-name="P6" draw:layer="layout" draw:type="curve" svg:x1="155.4cm" svg:y1="12.049cm" svg:x2="144.851cm" svg:y2="7cm" draw:start-shape="id34" draw:start-glue-point="3" draw:end-shape="id33" draw:end-glue-point="1" svg:d="M155400 12049c-7911 0-2637-5049-10549-5049" svg:viewBox="0 0 10550 5050">
          <text:p/>
        </draw:connector>
        <draw:connector draw:style-name="gr21" draw:text-style-name="P6" draw:layer="layout" draw:type="curve" svg:x1="132.008cm" svg:y1="11.1cm" svg:x2="115.753cm" svg:y2="48.3cm" draw:start-shape="id33" draw:start-glue-point="2" draw:end-shape="id35" draw:end-glue-point="0" svg:d="M132008 11100c0 27901-16255 9302-16255 37200" svg:viewBox="0 0 16256 372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8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04T08:44:32.074000000</meta:creation-date>
    <dc:date>2020-09-04T10:39:34.742000000</dc:date>
    <meta:editing-duration>PT1H54M9S</meta:editing-duration>
    <meta:editing-cycles>115</meta:editing-cycles>
    <meta:generator>LibreOffice/6.4.1.2$Windows_X86_64 LibreOffice_project/4d224e95b98b138af42a64d84056446d09082932</meta:generator>
    <meta:document-statistic meta:object-count="145"/>
  </office:meta>
</office:document-meta>
</file>